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c261"/>
    </style:style>
    <style:style style:name="P5" style:family="paragraph" style:parent-style-name="Standard">
      <style:paragraph-properties fo:line-height="100%"/>
      <style:text-properties officeooo:paragraph-rsid="0015ae6e"/>
    </style:style>
    <style:style style:name="P6" style:family="paragraph" style:parent-style-name="Standard">
      <style:paragraph-properties fo:line-height="100%"/>
      <style:text-properties officeooo:paragraph-rsid="0015f26b"/>
    </style:style>
    <style:style style:name="P7" style:family="paragraph" style:parent-style-name="Standard">
      <style:paragraph-properties fo:line-height="100%"/>
      <style:text-properties officeooo:paragraph-rsid="003a9009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3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06838" officeooo:paragraph-rsid="00406838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3f768" officeooo:paragraph-rsid="0043f768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44aff4" officeooo:paragraph-rsid="0044aff4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4985dc" officeooo:paragraph-rsid="004985dc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04985dc" officeooo:paragraph-rsid="004f2fd6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/>
      <style:text-properties fo:font-size="10pt" fo:font-weight="normal" officeooo:rsid="00410b6a" officeooo:paragraph-rsid="00410b6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fo:font-size="10pt" fo:font-weight="normal" officeooo:rsid="00418512" officeooo:paragraph-rsid="0041851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0%"/>
      <style:text-properties fo:font-size="10pt" fo:font-weight="normal" officeooo:rsid="00436fb1" officeooo:paragraph-rsid="0041851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0%"/>
      <style:text-properties fo:font-size="10pt" fo:font-weight="normal" officeooo:rsid="0043e262" officeooo:paragraph-rsid="00436fb1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0%"/>
      <style:text-properties officeooo:rsid="0014d3e5" officeooo:paragraph-rsid="00199867"/>
    </style:style>
    <style:style style:name="P43" style:family="paragraph" style:parent-style-name="Standard">
      <style:paragraph-properties fo:line-height="100%"/>
      <style:text-properties officeooo:rsid="00211381" officeooo:paragraph-rsid="00211381"/>
    </style:style>
    <style:style style:name="P44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45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46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4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4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49" style:family="paragraph" style:parent-style-name="Standard">
      <style:paragraph-properties fo:line-height="100%"/>
      <style:text-properties fo:font-weight="bold" officeooo:rsid="00410b6a" officeooo:paragraph-rsid="00410b6a" style:font-weight-asian="bold" style:font-weight-complex="bold"/>
    </style:style>
    <style:style style:name="P50" style:family="paragraph" style:parent-style-name="Standard">
      <style:paragraph-properties fo:line-height="100%"/>
      <style:text-properties fo:font-weight="bold" officeooo:rsid="00418512" officeooo:paragraph-rsid="00418512" style:font-weight-asian="bold" style:font-weight-complex="bold"/>
    </style:style>
    <style:style style:name="P51" style:family="paragraph" style:parent-style-name="Standard">
      <style:paragraph-properties fo:line-height="100%"/>
      <style:text-properties fo:font-weight="bold" officeooo:rsid="00436fb1" officeooo:paragraph-rsid="00436fb1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1d33d1" style:font-size-asian="10pt" style:font-size-complex="10pt"/>
    </style:style>
    <style:style style:name="T9" style:family="text">
      <style:text-properties fo:font-size="10pt" officeooo:rsid="001f322e" style:font-size-asian="10pt" style:font-size-complex="10pt"/>
    </style:style>
    <style:style style:name="T10" style:family="text">
      <style:text-properties fo:font-size="10pt" officeooo:rsid="00211381" style:font-size-asian="10pt" style:font-size-complex="10pt"/>
    </style:style>
    <style:style style:name="T11" style:family="text">
      <style:text-properties fo:font-size="10pt" officeooo:rsid="0022100a" style:font-size-asian="10pt" style:font-size-complex="10pt"/>
    </style:style>
    <style:style style:name="T12" style:family="text">
      <style:text-properties fo:font-size="10pt" officeooo:rsid="00242d21" style:font-size-asian="10pt" style:font-size-complex="10pt"/>
    </style:style>
    <style:style style:name="T13" style:family="text">
      <style:text-properties fo:font-size="10pt" officeooo:rsid="002463bb" style:font-size-asian="10pt" style:font-size-complex="10pt"/>
    </style:style>
    <style:style style:name="T14" style:family="text">
      <style:text-properties fo:font-size="10pt" officeooo:rsid="0024c261" style:font-size-asian="10pt" style:font-size-complex="10pt"/>
    </style:style>
    <style:style style:name="T15" style:family="text">
      <style:text-properties fo:font-size="10pt" officeooo:rsid="0026532b" style:font-size-asian="10pt" style:font-size-complex="10pt"/>
    </style:style>
    <style:style style:name="T16" style:family="text">
      <style:text-properties fo:font-size="10pt" officeooo:rsid="002950ff" style:font-size-asian="10pt" style:font-size-complex="10pt"/>
    </style:style>
    <style:style style:name="T17" style:family="text">
      <style:text-properties fo:font-size="10pt" officeooo:rsid="002caa9b" style:font-size-asian="10pt" style:font-size-complex="10pt"/>
    </style:style>
    <style:style style:name="T18" style:family="text">
      <style:text-properties fo:font-size="10pt" officeooo:rsid="002da4fd" style:font-size-asian="10pt" style:font-size-complex="10pt"/>
    </style:style>
    <style:style style:name="T19" style:family="text">
      <style:text-properties fo:font-size="10pt" officeooo:rsid="0030ebde" style:font-size-asian="10pt" style:font-size-complex="10pt"/>
    </style:style>
    <style:style style:name="T20" style:family="text">
      <style:text-properties fo:font-size="10pt" officeooo:rsid="00315b00" style:font-size-asian="10pt" style:font-size-complex="10pt"/>
    </style:style>
    <style:style style:name="T21" style:family="text">
      <style:text-properties fo:font-size="10pt" officeooo:rsid="003629d8" style:font-size-asian="10pt" style:font-size-complex="10pt"/>
    </style:style>
    <style:style style:name="T22" style:family="text">
      <style:text-properties fo:font-size="10pt" officeooo:rsid="003684cf" style:font-size-asian="10pt" style:font-size-complex="10pt"/>
    </style:style>
    <style:style style:name="T23" style:family="text">
      <style:text-properties fo:font-size="10pt" officeooo:rsid="0036ab2c" style:font-size-asian="10pt" style:font-size-complex="10pt"/>
    </style:style>
    <style:style style:name="T24" style:family="text">
      <style:text-properties fo:font-size="10pt" officeooo:rsid="0036db65" style:font-size-asian="10pt" style:font-size-complex="10pt"/>
    </style:style>
    <style:style style:name="T25" style:family="text">
      <style:text-properties fo:font-size="10pt" officeooo:rsid="003738ce" style:font-size-asian="10pt" style:font-size-complex="10pt"/>
    </style:style>
    <style:style style:name="T26" style:family="text">
      <style:text-properties fo:font-size="10pt" officeooo:rsid="0039154e" style:font-size-asian="10pt" style:font-size-complex="10pt"/>
    </style:style>
    <style:style style:name="T27" style:family="text">
      <style:text-properties fo:font-size="10pt" officeooo:rsid="003bdbc9" style:font-size-asian="10pt" style:font-size-complex="10pt"/>
    </style:style>
    <style:style style:name="T28" style:family="text">
      <style:text-properties fo:font-size="10pt" officeooo:rsid="003ea2cf" style:font-size-asian="10pt" style:font-size-complex="10pt"/>
    </style:style>
    <style:style style:name="T29" style:family="text">
      <style:text-properties fo:font-size="10pt" officeooo:rsid="004036d4" style:font-size-asian="10pt" style:font-size-complex="10pt"/>
    </style:style>
    <style:style style:name="T30" style:family="text">
      <style:text-properties fo:font-size="10pt" officeooo:rsid="00406838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34" style:family="text">
      <style:text-properties fo:font-size="8pt" officeooo:rsid="0029200a" style:font-size-asian="8pt" style:font-size-complex="8pt"/>
    </style:style>
    <style:style style:name="T35" style:family="text">
      <style:text-properties officeooo:rsid="0036ab2c"/>
    </style:style>
    <style:style style:name="T36" style:family="text">
      <style:text-properties officeooo:rsid="003a9009"/>
    </style:style>
    <style:style style:name="T37" style:family="text">
      <style:text-properties officeooo:rsid="0043f76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f2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Name</text:p>
          </table:table-cell>
          <table:table-cell table:style-name="Table1.B1" office:value-type="string">
            <text:p text:style-name="P43"><text:span text:style-name="T22">Ex</text:span><text:span text:style-name="T21">1_2 </text:span><text:span text:style-name="T1">PYTHON ENVIRONMENT </text:span><text:span text:style-name="T11">SETUP</text:span></text:p>
          </table:table-cell>
        </table:table-row>
        <table:table-row table:style-name="Table1.1">
          <table:table-cell table:style-name="Table1.A2" office:value-type="string">
            <text:p text:style-name="P46">Challenge</text:p>
          </table:table-cell>
          <table:table-cell table:style-name="Table1.B4" office:value-type="string">
            <text:p text:style-name="P23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46">Prereqs</text:p>
          </table:table-cell>
          <table:table-cell table:style-name="Table1.B4" office:value-type="string">
            <text:p text:style-name="P24">Knowledge of basic Linux commands</text:p>
          </table:table-cell>
        </table:table-row>
        <table:table-row table:style-name="Table1.1">
          <table:table-cell table:style-name="Table1.A2" office:value-type="string">
            <text:p text:style-name="P46">Narrative</text:p>
          </table:table-cell>
          <table:table-cell table:style-name="Table1.B4" office:value-type="string">
            <text:p text:style-name="P25"><text:s text:c="5"/><text:span text:style-name="T36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25"/>
            <text:p text:style-name="P7"><text:span text:style-name="T1"><text:s text:c="15"/></text:span><text:a xlink:type="simple" xlink:href="https://docs.python.org/2/library/idle.html" text:style-name="Internet_20_link" text:visited-style-name="Visited_20_Internet_20_Link"><text:span text:style-name="T27">IDLE documentation</text:span></text:a></text:p>
            <text:p text:style-name="P27"/>
            <text:p text:style-name="P7"><text:span text:style-name="T27"><text:s text:c="15"/></text:span><text:a xlink:type="simple" xlink:href="http://virtualenvwrapper.readthedocs.io/en/latest/" text:style-name="Internet_20_link" text:visited-style-name="Visited_20_Internet_20_Link"><text:span text:style-name="T28">virtualenvwrapper 4.7.1 documentation</text:span></text:a></text:p>
            <text:p text:style-name="P28"/>
            <text:p text:style-name="P7"><text:span text:style-name="T28"><text:s text:c="15"/></text:span><text:a xlink:type="simple" xlink:href="http://virtualenvwrapper.readthedocs.io/en/latest/command_ref.html" text:style-name="Internet_20_link" text:visited-style-name="Visited_20_Internet_20_Link"><text:span text:style-name="T28">virtaulenvwrapper command reference</text:span></text:a><text:span text:style-name="T28"> </text:span><text:span text:style-name="T29"><text:s/></text:span></text:p>
            <text:p text:style-name="P29"><text:s text:c="15"/>There’s also a virtualenvwrapper command cheatsheet in the class repository.</text:p>
            <text:p text:style-name="P29"/>
            <text:p text:style-name="P7"><text:span text:style-name="T29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30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45"><text:span text:style-name="T35">Instructions</text:span> </text:p>
          </table:table-cell>
          <table:table-cell table:style-name="Table1.B5" office:value-type="string">
            <text:p text:style-name="P24">These instructions provide a complete step-by-step walk-through so there are no hints for this exercise.</text:p>
            <text:p text:style-name="P9"/>
            <text:p text:style-name="P37">Part 1 – Setting up the environment <text:span text:style-name="T37">(flag)</text:span></text:p>
            <text:p text:style-name="P26"/>
            <text:p text:style-name="P42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12"><text:s text:c="5"/></text:p>
            <text:p text:style-name="P42"><text:span text:style-name="T6"><text:s text:c="10"/></text:span><text:span text:style-name="T7">sudo apt-get install &lt;package&gt;</text:span><text:span text:style-name="T6"> </text:span></text:p>
            <text:p text:style-name="P42"><text:span text:style-name="T6"><text:s text:c="10"/></text:span><text:span text:style-name="T23">sudo apt-get install idle idle3</text:span></text:p>
            <text:p text:style-name="P13"/>
            <text:p text:style-name="P22">Note: We will install IDLE but you’re free to use your favorite IDE <text:span text:style-name="T35">or text editor </text:span>for the remainder of the course. <text:s text:c="3"/></text:p>
            <text:p text:style-name="P21"/>
            <text:p text:style-name="P6"><text:span text:style-name="T2"><text:s text:c="4"/></text:span><text:span text:style-name="T3">2) </text:span><text:span text:style-name="T2">Next, install </text:span><text:span text:style-name="T19">the current version of </text:span><text:span text:style-name="T2">setuptools </text:span><text:span text:style-name="T24">by </text:span><text:span text:style-name="T12">running th</text:span><text:span text:style-name="T24">e</text:span><text:span text:style-name="T12"> python script </text:span><text:span text:style-name="T24">ez_setup.py foun</text:span><text:span text:style-name="T26">d</text:span><text:span text:style-name="T24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13"/>
            <text:p text:style-name="P5"><text:span text:style-name="T2"><text:s text:c="4"/></text:span><text:span text:style-name="T3">3) Now that you have setuptools installed you </text:span><text:span text:style-name="T25">can</text:span><text:span text:style-name="T3"> install pip (python package manager) by typing:</text:span></text:p>
            <text:p text:style-name="P14"/>
            <text:p text:style-name="P5"><text:span text:style-name="T3"><text:s text:c="10"/></text:span><text:span text:style-name="T4">easy_install pip</text:span></text:p>
            <text:p text:style-name="P15"><text:s text:c="4"/></text:p>
            <text:p text:style-name="P15"><text:s text:c="4"/>4) Now using pip, install virtualenv and then virtualenvwrapper (in that order).</text:p>
            <text:p text:style-name="P15"/>
            <text:p text:style-name="P15"><text:s text:c="10"/>pip install virtualenv</text:p>
            <text:p text:style-name="P15"><text:s text:c="10"/>pip install virtualenvwrapper</text:p>
            <text:p text:style-name="P15"/>
            <text:p text:style-name="P5"><text:span text:style-name="T4"><text:s text:c="4"/></text:span><text:span text:style-name="T6">5) Create the following directory:</text:span></text:p>
            <text:p text:style-name="P11"/>
            <text:p text:style-name="P11"><text:s text:c="10"/>~/Projects</text:p>
            <text:p text:style-name="P11"/>
            <text:p text:style-name="P5"><text:span text:style-name="T4"><text:s text:c="4"/></text:span><text:span text:style-name="T6">6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6"><text:soft-page-break/></text:p>
            <text:p text:style-name="P16"><text:s text:c="10"/>~/.profile </text:p>
            <text:p text:style-name="P16"/>
            <text:p text:style-name="P16">Add these lines:</text:p>
            <text:p text:style-name="P16"/>
            <text:p text:style-name="P16"><text:s text:c="10"/>export WORKON_HOME=$HOME/.virtualenvs </text:p>
            <text:p text:style-name="P16"><text:s text:c="10"/>export PROJECT_HOME=$HOME/Projects</text:p>
            <text:p text:style-name="P5"><text:span text:style-name="T5"><text:s text:c="10"/></text:span><text:span text:style-name="T20">source /usr/local/bin/virtualenvwrapper.sh</text:span></text:p>
            <text:p text:style-name="P30"/>
            <text:p text:style-name="P34">Once complete, run the <text:span text:style-name="T38">env_check.pyc</text:span> script. <text:s/>If the script is able to validate your environment, it will award you a flag. <text:s/>The script will tell you what, if anything, fails to validate.</text:p>
            <text:p text:style-name="P34"/>
            <text:p text:style-name="P49"><text:span text:style-name="T20">P</text:span><text:span text:style-name="T1">art 2 – Initial Quiz </text:span></text:p>
            <text:p text:style-name="P38"/>
            <text:p text:style-name="P39">1. Create a python virtual environment for taking the initial quiz.</text:p>
            <text:p text:style-name="P39"><text:s text:c="4"/>1a. <text:s/>Type the following command:</text:p>
            <text:p text:style-name="P39"/>
            <text:p text:style-name="P39"><text:s text:c="20"/>$ mkproject Quiz</text:p>
            <text:p text:style-name="P39"/>
            <text:p text:style-name="P50"><text:span text:style-name="T31"><text:s text:c="4"/>This will create a new virtual environment inside a directory named ‘Quiz’ located in your ~/Projects directory (~/Projects/Quiz) and automatically cd to that directory. <text:s/>Your prompt should also </text:span><text:span text:style-name="T32">be prefixed with (Quiz) to indicate you’re working inside a virtual environment. <text:s/>If this did not happen, double check your environmental settings from part 1.</text:span></text:p>
            <text:p text:style-name="P40"/>
            <text:p text:style-name="P50"><text:span text:style-name="T31"><text:s text:c="4"/></text:span><text:span text:style-name="T32">1</text:span><text:span text:style-name="T31">b. <text:s/>Copy the following two files from the class repository into your ‘</text:span><text:span text:style-name="T32">Quiz’ directory:</text:span></text:p>
            <text:p text:style-name="P40"/>
            <text:p text:style-name="P40"><text:s text:c="20"/>Ex1_2/requirements.txt</text:p>
            <text:p text:style-name="P40"><text:s text:c="20"/>Ex1_2/quiz_initial.pyc</text:p>
            <text:p text:style-name="P40"/>
            <text:p text:style-name="P40"><text:s text:c="5"/>1c. Install the requirements by running the following command.</text:p>
            <text:p text:style-name="P40"/>
            <text:p text:style-name="P40"><text:s text:c="20"/>$ pip install -r requirements.txt</text:p>
            <text:p text:style-name="P40"/>
            <text:p text:style-name="P51"><text:span text:style-name="T31">2. <text:s/>At this point, help any classmates that are having problems. <text:s/>Once everyone has their virtual environment activated, the instructor will tell everyone to begin at the same time. <text:s/></text:span><text:span text:style-name="T33">Once instructed to do so, you will run the script titled ‘quiz_initial.pyc’.</text:span></text:p>
            <text:p text:style-name="P41"/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29</meta:editing-cycles>
    <meta:creation-date>2016-06-29T12:46:00</meta:creation-date>
    <dc:date>2016-09-24T10:07:16.099417632</dc:date>
    <meta:editing-duration>PT6H44M2S</meta:editing-duration>
    <meta:generator>LibreOffice/5.1.5.2$Linux_X86_64 LibreOffice_project/10$Build-2</meta:generator>
    <meta:document-statistic meta:table-count="1" meta:image-count="0" meta:object-count="0" meta:page-count="2" meta:paragraph-count="48" meta:word-count="512" meta:character-count="3747" meta:non-whitespace-character-count="2949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